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747d8" officeooo:paragraph-rsid="001129fe"/>
    </style:style>
    <style:style style:name="P2" style:family="paragraph" style:parent-style-name="Standard">
      <style:paragraph-properties fo:text-align="center" style:justify-single-word="false"/>
      <style:text-properties officeooo:rsid="000747d8" officeooo:paragraph-rsid="002ba179"/>
    </style:style>
    <style:style style:name="P3" style:family="paragraph" style:parent-style-name="Standard">
      <style:paragraph-properties fo:text-align="center" style:justify-single-word="false"/>
      <style:text-properties officeooo:rsid="000747d8" officeooo:paragraph-rsid="002c0ae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47d8" officeooo:paragraph-rsid="000747d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47d8" officeooo:paragraph-rsid="002c0ae5" style:font-weight-asian="bold" style:font-weight-complex="bold"/>
    </style:style>
    <style:style style:name="P6" style:family="paragraph" style:parent-style-name="Standard">
      <style:text-properties fo:font-weight="bold" officeooo:rsid="000be602" officeooo:paragraph-rsid="000be602" style:font-weight-asian="bold" style:font-weight-complex="bold"/>
    </style:style>
    <style:style style:name="P7" style:family="paragraph" style:parent-style-name="Standard">
      <style:text-properties fo:font-weight="bold" officeooo:rsid="003dd7a5" officeooo:paragraph-rsid="003dd7a5" style:font-weight-asian="bold" style:font-weight-complex="bold"/>
    </style:style>
    <style:style style:name="P8" style:family="paragraph" style:parent-style-name="Standard">
      <style:text-properties fo:font-weight="bold" officeooo:rsid="003b35d3" officeooo:paragraph-rsid="003b35d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747d8" officeooo:paragraph-rsid="00156fd0" fo:background-color="#ffffff"/>
    </style:style>
    <style:style style:name="P10" style:family="paragraph" style:parent-style-name="Standard">
      <style:text-properties officeooo:paragraph-rsid="003cffb8"/>
    </style:style>
    <style:style style:name="P11" style:family="paragraph" style:parent-style-name="Standard">
      <style:text-properties officeooo:paragraph-rsid="003849f0"/>
    </style:style>
    <style:style style:name="P12" style:family="paragraph" style:parent-style-name="Standard">
      <style:text-properties officeooo:rsid="002949bb" officeooo:paragraph-rsid="002949bb"/>
    </style:style>
    <style:style style:name="P13" style:family="paragraph" style:parent-style-name="Standard">
      <style:text-properties officeooo:rsid="0035cbac" officeooo:paragraph-rsid="000747d8"/>
    </style:style>
    <style:style style:name="P14" style:family="paragraph" style:parent-style-name="Standard">
      <style:text-properties officeooo:rsid="003dd7a5" officeooo:paragraph-rsid="003dd7a5"/>
    </style:style>
    <style:style style:name="P15" style:family="paragraph" style:parent-style-name="Standard">
      <style:text-properties officeooo:rsid="003b35d3" officeooo:paragraph-rsid="003b35d3"/>
    </style:style>
    <style:style style:name="P16" style:family="paragraph" style:parent-style-name="Table_20_Contents">
      <style:paragraph-properties fo:text-align="center" style:justify-single-word="false"/>
      <style:text-properties officeooo:paragraph-rsid="00156fd0"/>
    </style:style>
    <style:style style:name="P17" style:family="paragraph" style:parent-style-name="Table_20_Contents">
      <style:paragraph-properties fo:text-align="center" style:justify-single-word="false"/>
      <style:text-properties officeooo:paragraph-rsid="00171006"/>
    </style:style>
    <style:style style:name="P18" style:family="paragraph" style:parent-style-name="Table_20_Contents">
      <style:paragraph-properties fo:text-align="center" style:justify-single-word="false"/>
      <style:text-properties officeooo:paragraph-rsid="0017a51f"/>
    </style:style>
    <style:style style:name="P19" style:family="paragraph" style:parent-style-name="Table_20_Contents">
      <style:paragraph-properties fo:text-align="center" style:justify-single-word="false"/>
      <style:text-properties officeooo:paragraph-rsid="00184e55"/>
    </style:style>
    <style:style style:name="P20" style:family="paragraph" style:parent-style-name="Table_20_Contents">
      <style:paragraph-properties fo:text-align="center" style:justify-single-word="false"/>
      <style:text-properties officeooo:paragraph-rsid="0018538f"/>
    </style:style>
    <style:style style:name="P21" style:family="paragraph" style:parent-style-name="Table_20_Contents">
      <style:paragraph-properties fo:text-align="center" style:justify-single-word="false"/>
      <style:text-properties officeooo:paragraph-rsid="001d5129"/>
    </style:style>
    <style:style style:name="P22" style:family="paragraph" style:parent-style-name="Table_20_Contents">
      <style:paragraph-properties fo:text-align="center" style:justify-single-word="false"/>
      <style:text-properties officeooo:paragraph-rsid="001f4a75"/>
    </style:style>
    <style:style style:name="P23" style:family="paragraph" style:parent-style-name="Table_20_Contents">
      <style:paragraph-properties fo:text-align="center" style:justify-single-word="false"/>
      <style:text-properties officeooo:paragraph-rsid="0020b609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3021a0" officeooo:paragraph-rsid="003021a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e6d15" officeooo:paragraph-rsid="002e6d1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e6d15" officeooo:paragraph-rsid="002e6d15"/>
    </style:style>
    <style:style style:name="P27" style:family="paragraph" style:parent-style-name="Table_20_Contents">
      <style:paragraph-properties fo:text-align="center" style:justify-single-word="false"/>
      <style:text-properties officeooo:rsid="003021a0" officeooo:paragraph-rsid="003021a0"/>
    </style:style>
    <style:style style:name="P28" style:family="paragraph" style:parent-style-name="Table_20_Contents">
      <style:paragraph-properties fo:text-align="center" style:justify-single-word="false"/>
      <style:text-properties officeooo:rsid="0020b609" officeooo:paragraph-rsid="0020b609" fo:background-color="transparent"/>
    </style:style>
    <style:style style:name="P29" style:family="paragraph" style:parent-style-name="Standard" style:list-style-name="L1">
      <style:text-properties officeooo:rsid="000747d8" officeooo:paragraph-rsid="00088ea8"/>
    </style:style>
    <style:style style:name="P30" style:family="paragraph" style:parent-style-name="Standard" style:list-style-name="L1">
      <style:text-properties officeooo:rsid="000747d8" officeooo:paragraph-rsid="00290aa6"/>
    </style:style>
    <style:style style:name="P31" style:family="paragraph" style:parent-style-name="Standard" style:list-style-name="L1">
      <style:text-properties officeooo:rsid="000747d8" officeooo:paragraph-rsid="002949bb"/>
    </style:style>
    <style:style style:name="P32" style:family="paragraph" style:parent-style-name="Standard" style:list-style-name="L1">
      <style:text-properties officeooo:rsid="000747d8" officeooo:paragraph-rsid="003a8c90"/>
    </style:style>
    <style:style style:name="P33" style:family="paragraph" style:parent-style-name="Standard" style:list-style-name="L1">
      <style:text-properties officeooo:rsid="00388a41" officeooo:paragraph-rsid="00388a41"/>
    </style:style>
    <style:style style:name="P34" style:family="paragraph" style:parent-style-name="Standard" style:list-style-name="L1">
      <style:text-properties fo:font-weight="normal" officeooo:rsid="004ed774" officeooo:paragraph-rsid="004f06ef" style:font-weight-asian="normal" style:font-weight-complex="normal"/>
    </style:style>
    <style:style style:name="P35" style:family="paragraph" style:parent-style-name="Standard" style:list-style-name="L2">
      <style:text-properties officeooo:paragraph-rsid="00405b03"/>
    </style:style>
    <style:style style:name="P36" style:family="paragraph" style:parent-style-name="Standard" style:list-style-name="L2">
      <style:text-properties officeooo:paragraph-rsid="004e7572"/>
    </style:style>
    <style:style style:name="P37" style:family="paragraph" style:parent-style-name="Standard" style:list-style-name="L2">
      <style:text-properties officeooo:paragraph-rsid="00525f5f"/>
    </style:style>
    <style:style style:name="P38" style:family="paragraph" style:parent-style-name="Standard" style:list-style-name="L2">
      <style:text-properties officeooo:paragraph-rsid="00541132"/>
    </style:style>
    <style:style style:name="P39" style:family="paragraph" style:parent-style-name="Standard" style:list-style-name="L2">
      <style:text-properties officeooo:paragraph-rsid="0056e65f"/>
    </style:style>
    <style:style style:name="P40" style:family="paragraph" style:parent-style-name="Standard" style:list-style-name="L2">
      <style:text-properties fo:font-weight="bold" officeooo:rsid="00443f8e" officeooo:paragraph-rsid="00443f8e" style:font-weight-asian="bold" style:font-weight-complex="bold"/>
    </style:style>
    <style:style style:name="P41" style:family="paragraph" style:parent-style-name="Standard" style:list-style-name="L2">
      <style:text-properties fo:font-weight="bold" officeooo:rsid="004a1f80" officeooo:paragraph-rsid="004a1f80" style:font-weight-asian="bold" style:font-weight-complex="bold"/>
    </style:style>
    <style:style style:name="P42" style:family="paragraph" style:parent-style-name="Standard" style:list-style-name="L2">
      <style:text-properties fo:font-weight="bold" officeooo:rsid="004b4723" officeooo:paragraph-rsid="004b4723" style:font-weight-asian="bold" style:font-weight-complex="bold"/>
    </style:style>
    <style:style style:name="P43" style:family="paragraph" style:parent-style-name="Standard" style:list-style-name="L2">
      <style:text-properties officeooo:rsid="00443f8e" officeooo:paragraph-rsid="004e7572"/>
    </style:style>
    <style:style style:name="P44" style:family="paragraph" style:parent-style-name="Standard" style:list-style-name="L2">
      <style:text-properties officeooo:rsid="004a1f80" officeooo:paragraph-rsid="004a1f80"/>
    </style:style>
    <style:style style:name="P45" style:family="paragraph" style:parent-style-name="Standard" style:list-style-name="L2">
      <style:text-properties officeooo:rsid="00525f5f" officeooo:paragraph-rsid="00525f5f"/>
    </style:style>
    <style:style style:name="P46" style:family="paragraph" style:parent-style-name="Standard" style:list-style-name="L3">
      <style:text-properties officeooo:paragraph-rsid="0041d341"/>
    </style:style>
    <style:style style:name="P47" style:family="paragraph" style:parent-style-name="Standard" style:list-style-name="L3">
      <style:text-properties officeooo:paragraph-rsid="00439f7e"/>
    </style:style>
    <style:style style:name="P48" style:family="paragraph" style:parent-style-name="Standard" style:list-style-name="L3">
      <style:text-properties officeooo:rsid="00560001" officeooo:paragraph-rsid="00560001"/>
    </style:style>
    <style:style style:name="P49" style:family="paragraph" style:parent-style-name="Standard" style:list-style-name="L3">
      <style:text-properties officeooo:rsid="0056e65f" officeooo:paragraph-rsid="0056e65f"/>
    </style:style>
    <style:style style:name="P50" style:family="paragraph" style:parent-style-name="Standard" style:list-style-name="L4">
      <style:text-properties officeooo:paragraph-rsid="003b35d3"/>
    </style:style>
    <style:style style:name="T1" style:family="text">
      <style:text-properties officeooo:rsid="00088ea8"/>
    </style:style>
    <style:style style:name="T2" style:family="text">
      <style:text-properties officeooo:rsid="000a5498"/>
    </style:style>
    <style:style style:name="T3" style:family="text">
      <style:text-properties officeooo:rsid="00108595"/>
    </style:style>
    <style:style style:name="T4" style:family="text">
      <style:text-properties officeooo:rsid="00108595" fo:background-color="#ffff00"/>
    </style:style>
    <style:style style:name="T5" style:family="text">
      <style:text-properties officeooo:rsid="0010b373" fo:background-color="#ffff00"/>
    </style:style>
    <style:style style:name="T6" style:family="text">
      <style:text-properties officeooo:rsid="00156fd0" fo:background-color="#ffff00"/>
    </style:style>
    <style:style style:name="T7" style:family="text">
      <style:text-properties officeooo:rsid="00171006" fo:background-color="#ffff00"/>
    </style:style>
    <style:style style:name="T8" style:family="text">
      <style:text-properties officeooo:rsid="0017a51f" fo:background-color="#ffff00"/>
    </style:style>
    <style:style style:name="T9" style:family="text">
      <style:text-properties officeooo:rsid="00184e55" fo:background-color="#ffff00"/>
    </style:style>
    <style:style style:name="T10" style:family="text">
      <style:text-properties officeooo:rsid="0018538f" fo:background-color="#ffff00"/>
    </style:style>
    <style:style style:name="T11" style:family="text">
      <style:text-properties officeooo:rsid="001d5129" fo:background-color="#ffff00"/>
    </style:style>
    <style:style style:name="T12" style:family="text">
      <style:text-properties officeooo:rsid="001f4a75" fo:background-color="#ffff00"/>
    </style:style>
    <style:style style:name="T13" style:family="text">
      <style:text-properties officeooo:rsid="0020b609" fo:background-color="#ffff00"/>
    </style:style>
    <style:style style:name="T14" style:family="text">
      <style:text-properties officeooo:rsid="002ba179" fo:background-color="#ffff00"/>
    </style:style>
    <style:style style:name="T15" style:family="text">
      <style:text-properties officeooo:rsid="0059044d" fo:background-color="#ffff00"/>
    </style:style>
    <style:style style:name="T16" style:family="text">
      <style:text-properties officeooo:rsid="0010b373"/>
    </style:style>
    <style:style style:name="T17" style:family="text">
      <style:text-properties officeooo:rsid="00156fd0"/>
    </style:style>
    <style:style style:name="T18" style:family="text">
      <style:text-properties officeooo:rsid="00171006"/>
    </style:style>
    <style:style style:name="T19" style:family="text">
      <style:text-properties fo:font-weight="bold" officeooo:rsid="002949bb" style:font-weight-asian="bold" style:font-weight-complex="bold"/>
    </style:style>
    <style:style style:name="T20" style:family="text">
      <style:text-properties fo:font-weight="bold" officeooo:rsid="003a8c90" style:font-weight-asian="bold" style:font-weight-complex="bold"/>
    </style:style>
    <style:style style:name="T21" style:family="text">
      <style:text-properties fo:font-weight="bold" officeooo:rsid="003cffb8" style:font-weight-asian="bold" style:font-weight-complex="bold"/>
    </style:style>
    <style:style style:name="T22" style:family="text">
      <style:text-properties fo:font-weight="bold" officeooo:rsid="00171006" fo:background-color="#ffff00" style:font-weight-asian="bold" style:font-weight-complex="bold"/>
    </style:style>
    <style:style style:name="T23" style:family="text">
      <style:text-properties fo:font-weight="bold" officeooo:rsid="00108595" fo:background-color="#ffff00" style:font-weight-asian="bold" style:font-weight-complex="bold"/>
    </style:style>
    <style:style style:name="T24" style:family="text">
      <style:text-properties fo:font-weight="bold" officeooo:rsid="0010b373" fo:background-color="#ffff00" style:font-weight-asian="bold" style:font-weight-complex="bold"/>
    </style:style>
    <style:style style:name="T25" style:family="text">
      <style:text-properties fo:font-weight="bold" officeooo:rsid="00156fd0" fo:background-color="#ffff00" style:font-weight-asian="bold" style:font-weight-complex="bold"/>
    </style:style>
    <style:style style:name="T26" style:family="text">
      <style:text-properties fo:font-weight="bold" officeooo:rsid="0017a51f" fo:background-color="#ffff00" style:font-weight-asian="bold" style:font-weight-complex="bold"/>
    </style:style>
    <style:style style:name="T27" style:family="text">
      <style:text-properties fo:font-weight="bold" officeooo:rsid="00184e55" fo:background-color="#ffff00" style:font-weight-asian="bold" style:font-weight-complex="bold"/>
    </style:style>
    <style:style style:name="T28" style:family="text">
      <style:text-properties fo:font-weight="bold" officeooo:rsid="0018538f" fo:background-color="#ffff00" style:font-weight-asian="bold" style:font-weight-complex="bold"/>
    </style:style>
    <style:style style:name="T29" style:family="text">
      <style:text-properties fo:font-weight="bold" officeooo:rsid="001d5129" fo:background-color="#ffff00" style:font-weight-asian="bold" style:font-weight-complex="bold"/>
    </style:style>
    <style:style style:name="T30" style:family="text">
      <style:text-properties fo:font-weight="bold" officeooo:rsid="001f4a75" fo:background-color="#ffff00" style:font-weight-asian="bold" style:font-weight-complex="bold"/>
    </style:style>
    <style:style style:name="T31" style:family="text">
      <style:text-properties fo:font-weight="bold" officeooo:rsid="0020b609" fo:background-color="#ffff00" style:font-weight-asian="bold" style:font-weight-complex="bold"/>
    </style:style>
    <style:style style:name="T32" style:family="text">
      <style:text-properties fo:font-weight="bold" officeooo:rsid="0059044d" fo:background-color="#ffff00" style:font-weight-asian="bold" style:font-weight-complex="bold"/>
    </style:style>
    <style:style style:name="T33" style:family="text">
      <style:text-properties fo:font-weight="bold" officeooo:rsid="0059044d" fo:background-color="transparent" style:font-weight-asian="bold" style:font-weight-complex="bold"/>
    </style:style>
    <style:style style:name="T34" style:family="text">
      <style:text-properties officeooo:rsid="0017a51f"/>
    </style:style>
    <style:style style:name="T35" style:family="text">
      <style:text-properties officeooo:rsid="00184e55"/>
    </style:style>
    <style:style style:name="T36" style:family="text">
      <style:text-properties officeooo:rsid="00184e55" fo:background-color="transparent"/>
    </style:style>
    <style:style style:name="T37" style:family="text">
      <style:text-properties officeooo:rsid="001a6e5d" fo:background-color="transparent"/>
    </style:style>
    <style:style style:name="T38" style:family="text">
      <style:text-properties officeooo:rsid="001b8788" fo:background-color="transparent"/>
    </style:style>
    <style:style style:name="T39" style:family="text">
      <style:text-properties officeooo:rsid="0018538f"/>
    </style:style>
    <style:style style:name="T40" style:family="text">
      <style:text-properties officeooo:rsid="001b8788"/>
    </style:style>
    <style:style style:name="T41" style:family="text">
      <style:text-properties officeooo:rsid="001d5129"/>
    </style:style>
    <style:style style:name="T42" style:family="text">
      <style:text-properties officeooo:rsid="001f4a75"/>
    </style:style>
    <style:style style:name="T43" style:family="text">
      <style:text-properties officeooo:rsid="0020b609"/>
    </style:style>
    <style:style style:name="T44" style:family="text">
      <style:text-properties officeooo:rsid="00290aa6"/>
    </style:style>
    <style:style style:name="T45" style:family="text">
      <style:text-properties officeooo:rsid="002949bb"/>
    </style:style>
    <style:style style:name="T46" style:family="text">
      <style:text-properties officeooo:rsid="002ad8b5"/>
    </style:style>
    <style:style style:name="T47" style:family="text">
      <style:text-properties officeooo:rsid="002ba179"/>
    </style:style>
    <style:style style:name="T48" style:family="text">
      <style:text-properties officeooo:rsid="002c0ae5"/>
    </style:style>
    <style:style style:name="T49" style:family="text">
      <style:text-properties officeooo:rsid="002c7e3a"/>
    </style:style>
    <style:style style:name="T50" style:family="text">
      <style:text-properties officeooo:rsid="00355608"/>
    </style:style>
    <style:style style:name="T51" style:family="text">
      <style:text-properties officeooo:rsid="00361e87"/>
    </style:style>
    <style:style style:name="T52" style:family="text">
      <style:text-properties officeooo:rsid="00373205"/>
    </style:style>
    <style:style style:name="T53" style:family="text">
      <style:text-properties officeooo:rsid="003849f0"/>
    </style:style>
    <style:style style:name="T54" style:family="text">
      <style:text-properties officeooo:rsid="00388a41"/>
    </style:style>
    <style:style style:name="T55" style:family="text">
      <style:text-properties officeooo:rsid="003996fd"/>
    </style:style>
    <style:style style:name="T56" style:family="text">
      <style:text-properties officeooo:rsid="0039d3ea"/>
    </style:style>
    <style:style style:name="T57" style:family="text">
      <style:text-properties officeooo:rsid="003a8c90"/>
    </style:style>
    <style:style style:name="T58" style:family="text">
      <style:text-properties officeooo:rsid="003b35d3"/>
    </style:style>
    <style:style style:name="T59" style:family="text">
      <style:text-properties style:text-position="super 58%" officeooo:rsid="003b35d3"/>
    </style:style>
    <style:style style:name="T60" style:family="text">
      <style:text-properties officeooo:rsid="00405b03"/>
    </style:style>
    <style:style style:name="T61" style:family="text">
      <style:text-properties officeooo:rsid="0041d341"/>
    </style:style>
    <style:style style:name="T62" style:family="text">
      <style:text-properties officeooo:rsid="00439f7e"/>
    </style:style>
    <style:style style:name="T63" style:family="text">
      <style:text-properties officeooo:rsid="00443f8e"/>
    </style:style>
    <style:style style:name="T64" style:family="text">
      <style:text-properties officeooo:rsid="0047152d"/>
    </style:style>
    <style:style style:name="T65" style:family="text">
      <style:text-properties officeooo:rsid="0049593f"/>
    </style:style>
    <style:style style:name="T66" style:family="text">
      <style:text-properties officeooo:rsid="004e7572"/>
    </style:style>
    <style:style style:name="T67" style:family="text">
      <style:text-properties officeooo:rsid="004ffc1b"/>
    </style:style>
    <style:style style:name="T68" style:family="text">
      <style:text-properties officeooo:rsid="00525f5f"/>
    </style:style>
    <style:style style:name="T69" style:family="text">
      <style:text-properties officeooo:rsid="00541132"/>
    </style:style>
    <style:style style:name="T70" style:family="text">
      <style:text-properties officeooo:rsid="005426a2"/>
    </style:style>
    <style:style style:name="T71" style:family="text">
      <style:text-properties officeooo:rsid="0056e65f"/>
    </style:style>
    <style:style style:name="T72" style:family="text">
      <style:text-properties officeooo:rsid="0057551a"/>
    </style:style>
    <style:style style:name="T73" style:family="text">
      <style:text-properties officeooo:rsid="0059044d"/>
    </style:style>
    <style:style style:name="T74" style:family="text">
      <style:text-properties officeooo:rsid="005e11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ell sort</text:p>
      <text:p text:style-name="P6">Algorithm</text:p>
      <text:list xml:id="list6624564950548840556" text:style-name="L1">
        <text:list-item>
          <text:p text:style-name="P29"><text:span text:style-name="T1">Insertion sort is slow for large unordered arrays because the only exchanges it does involve</text:span><text:span text:style-name="T50"> </text:span><text:span text:style-name="T72">is of </text:span><text:span text:style-name="T1">adjacent entries. <text:s/></text:span><text:span text:style-name="T72">S</text:span><text:span text:style-name="T1">o items can move through the array only one pla</text:span><text:span text:style-name="T2">c</text:span><text:span text:style-name="T1">e at a time.</text:span></text:p>
        </text:list-item>
        <text:list-item>
          <text:p text:style-name="P29"><text:span text:style-name="T1">Shell sort is an extension of insertion sort that gains speed by allowing ex</text:span><text:span text:style-name="T2">c</text:span><text:span text:style-name="T1">hanges of array entries tha</text:span><text:span text:style-name="T2">t</text:span><text:span text:style-name="T1"> are far apart, to produce partially sorted arrays that can be efficiently sorted, eventually by insertion sort.</text:span></text:p>
        </text:list-item>
        <text:list-item>
          <text:p text:style-name="P30"><text:span text:style-name="T44">For a decreasing sequence of h</text:span><text:span text:style-name="T52">(starting with a large value)</text:span><text:span text:style-name="T44"> </text:span><text:span text:style-name="T45">which ends with 1</text:span></text:p>
          <text:list>
            <text:list-item>
              <text:p text:style-name="P30"><text:span text:style-name="T46">The </text:span><text:span text:style-name="T44">h subsequences </text:span><text:span text:style-name="T46">in the</text:span><text:span text:style-name="T44"> given array consisting of every h'th item are identified.</text:span></text:p>
            </text:list-item>
            <text:list-item>
              <text:p text:style-name="P30"><text:span text:style-name="T44">All of these h subsequences are individually sorted</text:span><text:span text:style-name="T45">(insertion sorted in this case)</text:span></text:p>
            </text:list-item>
            <text:list-item>
              <text:p text:style-name="P31"><text:span text:style-name="T45">Sorting of these h subsequences is called </text:span><text:span text:style-name="T19">h-sorting</text:span><text:span text:style-name="T45"> and it results in the partial sorting of the whole array</text:span><text:span text:style-name="T52">(h-sorted)</text:span><text:span text:style-name="T45"> </text:span><text:span text:style-name="T51">such that every h'th entry(starting anywhere) yields a sorted subseq</text:span><text:span text:style-name="T52">u</text:span><text:span text:style-name="T51">ence</text:span><text:span text:style-name="T45">. </text:span><text:span text:style-name="T52">The h-s</text:span><text:span text:style-name="T54">o</text:span><text:span text:style-name="T52">rted array can be seen as h independent subsequences, interleaved together.</text:span></text:p>
            </text:list-item>
            <text:list-item>
              <text:p text:style-name="P33">The reason for using insertion sort in h-sorting is that </text:p>
              <text:list>
                <text:list-item>
                  <text:p text:style-name="P33">In the beginning the subsequences are short(because h is large)</text:p>
                </text:list-item>
                <text:list-item>
                  <text:p text:style-name="P33">In the later stages, the subsequences are partially sorted</text:p>
                </text:list-item>
              </text:list>
              <text:p text:style-name="P33">Both the conditions are tailor made for insertion sort to be deployed.</text:p>
            </text:list-item>
            <text:list-item>
              <text:p text:style-name="P32"><text:span text:style-name="T57">h is also called the </text:span><text:span text:style-name="T20">increment</text:span><text:span text:style-name="T57"> and the sequence of values used as h is called the </text:span><text:span text:style-name="T20">increment sequence</text:span></text:p>
            </text:list-item>
            <text:list-item>
              <text:p text:style-name="P34">The following property holds during shell sort: when an h-sorted array is k-sorted, it remains h-sorted.</text:p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h</text:p>
          </table:table-cell>
          <table:table-cell table:style-name="Table2.A1" office:value-type="string">
            <text:p text:style-name="P25">Subsequences</text:p>
          </table:table-cell>
          <table:table-cell table:style-name="Table2.C1" office:value-type="string">
            <text:p text:style-name="P5"><text:span text:style-name="T48">a</text:span><text:span text:style-name="T49">[]</text:span></text:p>
          </table:table-cell>
        </table:table-row>
        <table:table-row>
          <table:table-cell table:style-name="Table2.A2" table:number-rows-spanned="13" office:value-type="string">
            <text:p text:style-name="P26">13-sort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3"><text:span text:style-name="T4">S</text:span><text:span text:style-name="T3">HELLSORTEXAM</text:span><text:span text:style-name="T23">P</text:span><text:span text:style-name="T3">LE</text:span></text:p>
          </table:table-cell>
        </table:table-row>
        <table:table-row>
          <table:covered-table-cell/>
          <table:table-cell table:style-name="Table2.A2" office:value-type="string">
            <text:p text:style-name="P26">2</text:p>
          </table:table-cell>
          <table:table-cell table:style-name="Table2.C2" office:value-type="string">
            <text:p text:style-name="P1"><text:span text:style-name="T16">P</text:span><text:span text:style-name="T5">H</text:span><text:span text:style-name="T16">ELLSORTEXAM</text:span><text:span text:style-name="T73">S</text:span><text:span text:style-name="T24">L</text:span><text:span text:style-name="T16">E</text:span></text:p>
          </table:table-cell>
        </table:table-row>
        <table:table-row>
          <table:covered-table-cell/>
          <table:table-cell table:style-name="Table2.A2" office:value-type="string">
            <text:p text:style-name="P26">3</text:p>
          </table:table-cell>
          <table:table-cell table:style-name="Table2.C2" office:value-type="string">
            <text:p text:style-name="P1"><text:span text:style-name="T16">PH</text:span><text:span text:style-name="T5">E</text:span><text:span text:style-name="T16">LLSORTEXAM</text:span><text:span text:style-name="T73">S</text:span><text:span text:style-name="T16">L</text:span><text:span text:style-name="T24">E</text:span></text:p>
          </table:table-cell>
        </table:table-row>
        <table:table-row>
          <table:covered-table-cell/>
          <table:table-cell table:style-name="Table2.A2" office:value-type="string">
            <text:p text:style-name="P26">4</text:p>
          </table:table-cell>
          <table:table-cell table:style-name="Table2.C2" office:value-type="string">
            <text:p text:style-name="P2"><text:span text:style-name="T47">PHE</text:span><text:span text:style-name="T14">L</text:span><text:span text:style-name="T47">LSORT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5</text:p>
          </table:table-cell>
          <table:table-cell table:style-name="Table2.C2" office:value-type="string">
            <text:p text:style-name="P2"><text:span text:style-name="T47">PHEL</text:span><text:span text:style-name="T14">L</text:span><text:span text:style-name="T47">SORT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6</text:p>
          </table:table-cell>
          <table:table-cell table:style-name="Table2.C2" office:value-type="string">
            <text:p text:style-name="P2"><text:span text:style-name="T47">PHELL</text:span><text:span text:style-name="T14">S</text:span><text:span text:style-name="T47">ORT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7</text:p>
          </table:table-cell>
          <table:table-cell table:style-name="Table2.C2" office:value-type="string">
            <text:p text:style-name="P2"><text:span text:style-name="T47">PHELLS</text:span><text:span text:style-name="T14">O</text:span><text:span text:style-name="T47">RT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8</text:p>
          </table:table-cell>
          <table:table-cell table:style-name="Table2.C2" office:value-type="string">
            <text:p text:style-name="P2"><text:span text:style-name="T47">PHELLSO</text:span><text:span text:style-name="T14">R</text:span><text:span text:style-name="T47">T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9</text:p>
          </table:table-cell>
          <table:table-cell table:style-name="Table2.C2" office:value-type="string">
            <text:p text:style-name="P2"><text:span text:style-name="T47">PHELLSOR</text:span><text:span text:style-name="T14">T</text:span><text:span text:style-name="T47">E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10</text:p>
          </table:table-cell>
          <table:table-cell table:style-name="Table2.C2" office:value-type="string">
            <text:p text:style-name="P2"><text:span text:style-name="T47">PHELLSORT</text:span><text:span text:style-name="T14">E</text:span><text:span text:style-name="T47">X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11</text:p>
          </table:table-cell>
          <table:table-cell table:style-name="Table2.C2" office:value-type="string">
            <text:p text:style-name="P2"><text:span text:style-name="T47">PHELLSORTE</text:span><text:span text:style-name="T14">X</text:span><text:span text:style-name="T47">A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12</text:p>
          </table:table-cell>
          <table:table-cell table:style-name="Table2.C2" office:value-type="string">
            <text:p text:style-name="P2"><text:span text:style-name="T47">PHELLSORTEX</text:span><text:span text:style-name="T14">A</text:span><text:span text:style-name="T47">M</text:span><text:span text:style-name="T73">S</text:span><text:span text:style-name="T47">LE</text:span></text:p>
          </table:table-cell>
        </table:table-row>
        <table:table-row>
          <table:covered-table-cell/>
          <table:table-cell table:style-name="Table2.A2" office:value-type="string">
            <text:p text:style-name="P26">13</text:p>
          </table:table-cell>
          <table:table-cell table:style-name="Table2.C2" office:value-type="string">
            <text:p text:style-name="P2"><text:span text:style-name="T47">PHELLSORTEXA</text:span><text:span text:style-name="T14">M</text:span><text:span text:style-name="T15">S</text:span><text:span text:style-name="T47">LE</text:span></text:p>
          </table:table-cell>
        </table:table-row>
        <table:table-row>
          <table:table-cell table:style-name="Table2.A2" table:number-rows-spanned="4" office:value-type="string">
            <text:p text:style-name="P27">4-sort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9"><text:span text:style-name="T6">P</text:span><text:span text:style-name="T17">HEL</text:span><text:span text:style-name="T25">L</text:span><text:span text:style-name="T17">SORTEXAM</text:span><text:span text:style-name="T73">S</text:span><text:span text:style-name="T17">LE</text:span></text:p>
            <text:p text:style-name="P16"><text:span text:style-name="T6">L</text:span><text:span text:style-name="T17">HEL</text:span><text:span text:style-name="T6">P</text:span><text:span text:style-name="T17">SOR</text:span><text:span text:style-name="T25">T</text:span><text:span text:style-name="T17">EXAM</text:span><text:span text:style-name="T73">S</text:span><text:span text:style-name="T17">LE</text:span></text:p>
            <text:p text:style-name="P16"><text:span text:style-name="T6">L</text:span><text:span text:style-name="T17">HEL</text:span><text:span text:style-name="T6">P</text:span><text:span text:style-name="T17">SOR</text:span><text:span text:style-name="T6">T</text:span><text:span text:style-name="T17">EXA</text:span><text:span text:style-name="T25">M</text:span><text:span text:style-name="T33">S</text:span><text:span text:style-name="T17">LE</text:span></text:p>
          </table:table-cell>
        </table:table-row>
        <table:table-row>
          <table:covered-table-cell/>
          <table:table-cell table:style-name="Table2.A2" office:value-type="string">
            <text:p text:style-name="P26">2</text:p>
          </table:table-cell>
          <table:table-cell table:style-name="Table2.C2" office:value-type="string">
            <text:p text:style-name="P17"><text:span text:style-name="T18">L</text:span><text:span text:style-name="T7">H</text:span><text:span text:style-name="T18">ELM</text:span><text:span text:style-name="T22">S</text:span><text:span text:style-name="T18">ORPEXATPLE</text:span></text:p>
            <text:p text:style-name="P17"><text:span text:style-name="T18">L</text:span><text:span text:style-name="T7">H</text:span><text:span text:style-name="T18">ELM</text:span><text:span text:style-name="T7">S</text:span><text:span text:style-name="T18">ORP</text:span><text:span text:style-name="T22">E</text:span><text:span text:style-name="T18">XATPLE</text:span></text:p>
            <text:p text:style-name="P18"><text:span text:style-name="T34">L</text:span><text:span text:style-name="T8">E</text:span><text:span text:style-name="T34">ELM</text:span><text:span text:style-name="T8">H</text:span><text:span text:style-name="T34">ORP</text:span><text:span text:style-name="T8">S</text:span><text:span text:style-name="T34">XAT</text:span><text:span text:style-name="T26">P</text:span><text:span text:style-name="T34">LE</text:span></text:p>
          </table:table-cell>
        </table:table-row>
        <table:table-row>
          <table:covered-table-cell/>
          <table:table-cell table:style-name="Table2.A2" office:value-type="string">
            <text:p text:style-name="P26">3</text:p>
          </table:table-cell>
          <table:table-cell table:style-name="Table2.C2" office:value-type="string">
            <text:p text:style-name="P18"><text:span text:style-name="T34">LE</text:span><text:span text:style-name="T8">E</text:span><text:span text:style-name="T34">LMH</text:span><text:span text:style-name="T26">O</text:span><text:span text:style-name="T34">RPPXATSLE</text:span></text:p>
            <text:p text:style-name="P18"><text:span text:style-name="T34">LE</text:span><text:span text:style-name="T8">E</text:span><text:span text:style-name="T34">LMH</text:span><text:span text:style-name="T8">O</text:span><text:span text:style-name="T34">RPS</text:span><text:span text:style-name="T26">X</text:span><text:span text:style-name="T34">AT</text:span><text:span text:style-name="T40">S</text:span><text:span text:style-name="T34">LE</text:span></text:p>
            <text:p text:style-name="P19"><text:span text:style-name="T34">LE</text:span><text:span text:style-name="T8">E</text:span><text:span text:style-name="T34">LMH</text:span><text:span text:style-name="T8">O</text:span><text:span text:style-name="T34">RPS</text:span><text:span text:style-name="T8">X</text:span><text:span text:style-name="T34">AT</text:span><text:span text:style-name="T40">S</text:span><text:span text:style-name="T26">L</text:span><text:span text:style-name="T34">E</text:span></text:p>
          </table:table-cell>
        </table:table-row>
        <table:table-row>
          <table:covered-table-cell/>
          <table:table-cell table:style-name="Table2.A2" office:value-type="string">
            <text:p text:style-name="P26">4</text:p>
          </table:table-cell>
          <table:table-cell table:style-name="Table2.C2" office:value-type="string">
            <text:p text:style-name="P19"><text:span text:style-name="T35">LEE</text:span><text:span text:style-name="T9">L</text:span><text:span text:style-name="T35">MHL</text:span><text:span text:style-name="T27">R</text:span><text:span text:style-name="T35">PSO</text:span><text:span text:style-name="T36">A</text:span><text:span text:style-name="T37">T</text:span><text:span text:style-name="T38">S</text:span><text:span text:style-name="T35">XE</text:span></text:p>
            <text:p text:style-name="P20"><text:span text:style-name="T35">LEE</text:span><text:span text:style-name="T9">L</text:span><text:span text:style-name="T35">MHL</text:span><text:span text:style-name="T9">R</text:span><text:span text:style-name="T35">PSO</text:span><text:span text:style-name="T27">A</text:span><text:span text:style-name="T37">T</text:span><text:span text:style-name="T38">S</text:span><text:span text:style-name="T35">XE</text:span></text:p>
            <text:p text:style-name="P20"><text:span text:style-name="T39">LEE</text:span><text:span text:style-name="T10">A</text:span><text:span text:style-name="T39">MHL</text:span><text:span text:style-name="T10">L</text:span><text:span text:style-name="T39">PSO</text:span><text:span text:style-name="T10">R</text:span><text:span text:style-name="T37">T</text:span><text:span text:style-name="T38">S</text:span><text:span text:style-name="T39">X</text:span><text:span text:style-name="T28">E</text:span></text:p>
          </table:table-cell>
        </table:table-row>
        <table:table-row>
          <table:table-cell table:style-name="Table2.A2" office:value-type="string">
            <text:p text:style-name="P27">1-sort</text:p>
          </table:table-cell>
          <table:table-cell table:style-name="Table2.A2" office:value-type="string">
            <text:p text:style-name="P26">1</text:p>
          </table:table-cell>
          <table:table-cell table:style-name="Table2.C2" office:value-type="string">
            <text:p text:style-name="P20"><text:span text:style-name="T10">L</text:span><text:span text:style-name="T28">E</text:span><text:span text:style-name="T39">EAMHLEPSOL</text:span><text:span text:style-name="T40">TS</text:span><text:span text:style-name="T39">XR</text:span></text:p>
            <text:p text:style-name="P21"><text:span text:style-name="T11">EL</text:span><text:span text:style-name="T29">E</text:span><text:span text:style-name="T41">AMHLEPSOLTSXR</text:span></text:p>
            <text:p text:style-name="P21"><text:span text:style-name="T11">EEL</text:span><text:span text:style-name="T29">A</text:span><text:span text:style-name="T41">MHLEPSOLTSXR</text:span></text:p>
            <text:p text:style-name="P21"><text:span text:style-name="T11">AEEL</text:span><text:span text:style-name="T29">M</text:span><text:span text:style-name="T41">HLEPSOLTSXR</text:span></text:p>
            <text:p text:style-name="P21"><text:span text:style-name="T11">AEELM</text:span><text:span text:style-name="T29">H</text:span><text:span text:style-name="T41">LEPSOLTSXR</text:span></text:p>
            <text:p text:style-name="P22"><text:span text:style-name="T12">AEEHLM</text:span><text:span text:style-name="T30">L</text:span><text:span text:style-name="T42">EPSOLTSXR</text:span></text:p>
            <text:p text:style-name="P22"><text:span text:style-name="T12">AEEHLLM</text:span><text:span text:style-name="T30">E</text:span><text:span text:style-name="T42">PSOLTSXR</text:span></text:p>
            <text:p text:style-name="P22"><text:span text:style-name="T12">AEEEHLLM</text:span><text:span text:style-name="T30">P</text:span><text:span text:style-name="T42">SOLTSXR</text:span></text:p>
            <text:p text:style-name="P22"><text:span text:style-name="T12">AEEEHLLMP</text:span><text:span text:style-name="T30">S</text:span><text:span text:style-name="T42">OLTSXR</text:span></text:p>
            <text:p text:style-name="P22"><text:span text:style-name="T12">AEEEHLLMPS</text:span><text:span text:style-name="T30">O</text:span><text:span text:style-name="T42">LTSXR</text:span></text:p>
            <text:p text:style-name="P22"><text:span text:style-name="T12">AEEEHLLMOPS</text:span><text:span text:style-name="T30">L</text:span><text:span text:style-name="T42">TSXR</text:span></text:p>
            <text:p text:style-name="P23"><text:span text:style-name="T13">AEEEHLLLMOPS</text:span><text:span text:style-name="T31">T</text:span><text:span text:style-name="T43">SXR</text:span></text:p>
            <text:p text:style-name="P23"><text:span text:style-name="T13">AEEEHLLLMOPST</text:span><text:span text:style-name="T31">S</text:span><text:span text:style-name="T43">XR</text:span></text:p>
            <text:p text:style-name="P23"><text:span text:style-name="T13">AEEEHLLLMOPSST</text:span><text:span text:style-name="T31">X</text:span><text:span text:style-name="T43">R</text:span></text:p>
            <text:p text:style-name="P23"><text:span text:style-name="T13">AEEEHLLLMOPSSTX</text:span><text:span text:style-name="T31">R</text:span></text:p>
            <text:p text:style-name="P28">AEEEHLLLMOPSSTRX</text:p>
          </table:table-cell>
        </table:table-row>
      </table:table>
      <text:p text:style-name="P12"/>
      <text:p text:style-name="P10"><text:a xlink:type="simple" xlink:href="../Eclipse%20Java%20WorkSpace/Sorting/Shell%20Sort/ShellSort.java"><text:span text:style-name="T21">Implementation</text:span></text:a></text:p>
      <text:p text:style-name="P11"><text:span text:style-name="T53">The </text:span><text:span text:style-name="T55">i</text:span><text:span text:style-name="T56">mplementation uses the sequence of decreasing values,</text:span><text:span text:style-name="T56"><draw:frame draw:style-name="fr1" draw:name="Object2" text:anchor-type="as-char" svg:y="-0.172in" svg:width="0.7043in" svg:height="0.220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6">, for h starting with the smallest increment greater than</text:span><text:span text:style-name="T56"><draw:frame draw:style-name="fr1" draw:name="Object1" text:anchor-type="as-char" svg:y="-0.1575in" svg:width="0.452in" svg:height="0.20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6"> <text:s/></text:span><text:span text:style-name="T74">and less than N</text:span><text:span text:style-name="T56">. </text:span><text:span text:style-name="T57">This is </text:span><text:span text:style-name="T58">the increment sequence given by knuth</text:span></text:p>
      <text:p text:style-name="P13"/>
      <text:p text:style-name="P7">Analysis</text:p>
      <text:list xml:id="list4966033680012300818" text:style-name="L2">
        <text:list-item>
          <text:p text:style-name="P35"><text:span text:style-name="T60">The increment sequence plays a role in the performance of the algorithm. Though there are several sophisticated increment sequences with better worst case performance than Knuth's increment </text:span><text:span text:style-name="T61">sequence, no singly provably best increment sequence has been found.</text:span></text:p>
        </text:list-item>
        <text:list-item>
          <text:p text:style-name="P40">Worst case:</text:p>
          <text:list>
            <text:list-item>
              <text:p text:style-name="P43">Study of performance characteristics of shell sort requires mathematics which are beyond scope. </text:p>
            </text:list-item>
            <text:list-item>
              <text:p text:style-name="P36"><text:span text:style-name="T63">But it is known that that the worst case running time of shell sort </text:span><text:span text:style-name="T66">depends on the increment sequence.</text:span></text:p>
            </text:list-item>
            <text:list-item>
              <text:p text:style-name="P36"><text:span text:style-name="T66">For the one used above it </text:span><text:span text:style-name="T63">is proportional to </text:span><text:span text:style-name="T63"><draw:frame draw:style-name="fr1" draw:name="Object3" text:anchor-type="as-char" svg:y="-0.172in" svg:width="0.3602in" svg:height="0.2075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63">, </text:span><text:span text:style-name="T64">i.e., it is sub</text:span><text:span text:style-name="T66">-</text:span><text:span text:style-name="T64">quadratic</text:span><text:span text:style-name="T63">.</text:span></text:p>
            </text:list-item>
            <text:list-item>
              <text:p text:style-name="P36"><text:span text:style-name="T66">Increment sequences have been devised that drive the asymptotic growth of the worst-case number of compares down to</text:span><text:span text:style-name="T66"><draw:frame draw:style-name="fr1" draw:name="Object4" text:anchor-type="as-char" svg:y="-0.172in" svg:width="1.2945in" svg:height="0.207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66">, but many of these results are primarily of academic interest because these functions are hard to distinguish from one another(and from a constant factor of N) for practical values of N.</text:span></text:p>
            </text:list-item>
          </text:list>
        </text:list-item>
        <text:list-item>
          <text:p text:style-name="P41">Average case:</text:p>
          <text:p text:style-name="P44">No mathematical results are available about the average-case number of comparisons for shell sort for randomly ordered data.</text:p>
        </text:list-item>
        <text:list-item>
          <text:p text:style-name="P42">Best case:</text:p>
          <text:list>
            <text:list-item>
              <text:p text:style-name="P45">The least number of comparisons occur when the data is completely sorted.</text:p>
            </text:list-item>
            <text:list-item>
              <text:p text:style-name="P37"><text:span text:style-name="T69">For a particular value of the increment, say</text:span><text:span text:style-name="T69"><draw:frame draw:style-name="fr1" draw:name="Object7" text:anchor-type="as-char" svg:y="-0.1484in" svg:width="0.2016in" svg:height="0.2091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69">, </text:span><text:span text:style-name="T68">each of the</text:span><text:span text:style-name="T68"><draw:frame draw:style-name="fr1" draw:name="Object8" text:anchor-type="as-char" svg:y="-0.1484in" svg:width="0.2016in" svg:height="0.2091in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68">sub-sequences require atmost one less comparison than the number of elements in the sub-sequence</text:span><text:span text:style-name="T69">(as insertion sort is used)</text:span><text:span text:style-name="T68"> which is</text:span><text:span text:style-name="T68"><draw:frame draw:style-name="fr1" draw:name="Object5" text:anchor-type="as-char" svg:y="-0.2437in" svg:width="0.4811in" svg:height="0.418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8">, </text:span><text:span text:style-name="T69">where N is the total number of data items.</text:span></text:p>
            </text:list-item>
            <text:list-item>
              <text:p text:style-name="P38"><text:span text:style-name="T69">For</text:span><text:span text:style-name="T69"><draw:frame draw:style-name="fr1" draw:name="Object6" text:anchor-type="as-char" svg:y="-0.1484in" svg:width="0.7854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9">the given data in this situation</text:span><text:span text:style-name="T69"><draw:frame draw:style-name="fr1" draw:name="Object9" text:anchor-type="as-char" svg:y="-0.2654in" svg:width="1.4319in" svg:height="0.45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9">number of </text:span><text:soft-page-break/><text:span text:style-name="T69">comparisons are needed as there are</text:span><text:span text:style-name="T69"><draw:frame draw:style-name="fr1" draw:name="Object10" text:anchor-type="as-char" svg:y="-0.1484in" svg:width="0.2016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9">sub-sequences.</text:span></text:p>
            </text:list-item>
            <text:list-item>
              <text:p text:style-name="P38"><text:span text:style-name="T69">If the increment sequence selected is has k increments</text:span><text:span text:style-name="T70">(such that</text:span><text:span text:style-name="T70"><draw:frame draw:style-name="fr1" draw:name="Object12" text:anchor-type="as-char" svg:y="-0.1484in" svg:width="0.4484in" svg:height="0.2091in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70">)</text:span><text:span text:style-name="T69">, the total number of comparisons required would be</text:span><text:span text:style-name="T69"><draw:frame draw:style-name="fr1" draw:name="Object11" text:anchor-type="as-char" svg:y="-0.2807in" svg:width="4.1898in" svg:height="0.4484in" draw:z-index="7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  <text:list-item>
              <text:p text:style-name="P39"><text:span text:style-name="T71">Note that k here is not a constant, but a function in N, typical a log function. When Knuth's increment sequence is used, there are</text:span><text:span text:style-name="T71"><draw:frame draw:style-name="fr1" draw:name="Object13" text:anchor-type="as-char" svg:y="-0.1484in" svg:width="0.5154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71"> increments and thus the best case running time is O(N log N)</text:span></text:p>
            </text:list-item>
          </text:list>
        </text:list-item>
      </text:list>
      <text:p text:style-name="P14"/>
      <text:p text:style-name="P7">Discussion</text:p>
      <text:list xml:id="list5879977221950554268" text:style-name="L3">
        <text:list-item>
          <text:p text:style-name="P46"><text:span text:style-name="T61">Shell sort performs well with large arrays, especially compared to quadratic algorithms like insertion and </text:span><text:span text:style-name="T62">selection sort.</text:span></text:p>
        </text:list-item>
        <text:list-item>
          <text:p text:style-name="P47"><text:span text:style-name="T62">It also performs well on arrays that are </text:span><text:span text:style-name="T67">not </text:span><text:span text:style-name="T62">necessar</text:span><text:span text:style-name="T65">i</text:span><text:span text:style-name="T62">ly in random order.</text:span></text:p>
        </text:list-item>
        <text:list-item>
          <text:p text:style-name="P48">Shell sort is not stable as it uses insertion sort which swaps elements separated by a distance.</text:p>
        </text:list-item>
        <text:list-item>
          <text:p text:style-name="P48">Shell sort is adaptive as can be seen when the file is almost sorted.</text:p>
        </text:list-item>
        <text:list-item>
          <text:p text:style-name="P48">Shell sort is now rarely used in serious applications. It performs more operations and has higher cache miss ratio(operates on elements separated by considerably large intervals) than quick sort</text:p>
        </text:list-item>
        <text:list-item>
          <text:p text:style-name="P49">Requires O(1) extra space</text:p>
        </text:list-item>
      </text:list>
      <text:p text:style-name="P15"/>
      <text:p text:style-name="P8">References</text:p>
      <text:list xml:id="list7316162070492868338" text:style-name="L4">
        <text:list-item>
          <text:p text:style-name="P50"><text:a xlink:type="simple" xlink:href="http://faculty.simpson.edu/lydia.sinapova/www/cmsc250/LN250_Weiss/L12-ShellSort.htm"><text:span text:style-name="T58">http://faculty.simpson.edu/lydia.sinapova/www/cmsc250/LN250_Weiss/L12-ShellSort.htm</text:span></text:a></text:p>
        </text:list-item>
        <text:list-item>
          <text:p text:style-name="P50"><text:span text:style-name="T58">Sedgewick – 4</text:span><text:span text:style-name="T59">th</text:span><text:span text:style-name="T58"> Edition</text:span><text:span text:style-name="T66">ily of academic interest because these functions are hard to distinguish from one another(and from a constant factor of N) for practical values of 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9:00:17</meta:creation-date>
    <dc:title>T1</dc:title>
    <meta:editing-duration>PT8H3M31S</meta:editing-duration>
    <meta:editing-cycles>18</meta:editing-cycles>
    <meta:generator>LibreOffice/4.0.2.2$Linux_x86 LibreOffice_project/400m0$Build-2</meta:generator>
    <meta:initial-creator>Kempa </meta:initial-creator>
    <dc:date>2013-08-09T11:14:03</dc:date>
    <dc:creator>Kempa </dc:creator>
    <meta:document-statistic meta:table-count="1" meta:image-count="0" meta:object-count="13" meta:page-count="3" meta:paragraph-count="106" meta:word-count="756" meta:character-count="4885" meta:non-whitespace-character-count="4264"/>
    <meta:template xlink:type="simple" xlink:actuate="onRequest" xlink:title="T1" xlink:href="../../../../.config/libreoffice/4/user/template/T1.ott" meta:date="2013-04-28T19:00:16"/>
  </office:meta>
</office:document-meta>
</file>

<file path=Object 1/content.xml><?xml version="1.0" encoding="utf-8"?>
<math xmlns="http://www.w3.org/1998/Math/MathML">
  <semantics>
    <mrow>
      <mfenced open="⌊" close="⌋">
        <mrow>
          <mrow>
            <mi>N</mi>
            <mo stretchy="false">/</mo>
            <mn>3</mn>
          </mrow>
        </mrow>
      </mfenced>
    </mrow>
    <annotation encoding="StarMath 5.0"> left lfloor N/3 right rfloor</annotation>
  </semantics>
</math>
</file>

<file path=Object 10/content.xml><?xml version="1.0" encoding="utf-8"?>
<math xmlns="http://www.w3.org/1998/Math/MathML">
  <semantics>
    <mrow>
      <msub>
        <mi>h</mi>
        <mi>i</mi>
      </msub>
    </mrow>
    <annotation encoding="StarMath 5.0"> h_i </annotation>
  </semantics>
</math>
</file>

<file path=Object 11/content.xml><?xml version="1.0" encoding="utf-8"?>
<math xmlns="http://www.w3.org/1998/Math/MathML">
  <semantics>
    <mrow>
      <mi>C</mi>
      <mrow>
        <mrow>
          <mrow>
            <mo stretchy="false">(</mo>
            <mrow>
              <mi>N</mi>
            </mrow>
            <mo stretchy="false">)</mo>
          </mrow>
          <mo stretchy="false">≥</mo>
          <mrow>
            <mrow>
              <mrow>
                <mrow>
                  <mo stretchy="false">(</mo>
                  <mrow>
                    <mi>N</mi>
                    <mi>–</mi>
                    <msub>
                      <mi>h</mi>
                      <mn>1</mn>
                    </msub>
                  </mrow>
                  <mo stretchy="false">)</mo>
                </mrow>
                <mo stretchy="false">+</mo>
                <mrow>
                  <mo stretchy="false">(</mo>
                  <mrow>
                    <mi>N</mi>
                    <mi>–</mi>
                    <msub>
                      <mi>h</mi>
                      <mn>2</mn>
                    </msub>
                  </mrow>
                  <mo stretchy="false">)</mo>
                </mrow>
              </mrow>
              <mo stretchy="false">+</mo>
              <mi>…</mi>
            </mrow>
            <mo stretchy="false">+</mo>
            <mrow>
              <mo stretchy="false">(</mo>
              <mrow>
                <mi>N</mi>
                <mi>–</mi>
                <msub>
                  <mi>h</mi>
                  <mi>k</mi>
                </msub>
              </mrow>
              <mo stretchy="false">)</mo>
            </mrow>
          </mrow>
        </mrow>
        <mo stretchy="false">=</mo>
        <mi mathvariant="italic">kN</mi>
      </mrow>
      <mi>–</mi>
      <mrow>
        <mrow>
          <munderover>
            <mo stretchy="false">∑</mo>
            <mrow>
              <mi>i</mi>
              <mo stretchy="false">=</mo>
              <mi>I</mi>
            </mrow>
            <mi>k</mi>
          </munderover>
          <msub>
            <mi>h</mi>
            <mi>i</mi>
          </msub>
        </mrow>
        <mo stretchy="false">=</mo>
        <mi>O</mi>
      </mrow>
      <mrow>
        <mo stretchy="false">(</mo>
        <mrow>
          <mi mathvariant="italic">kN</mi>
        </mrow>
        <mo stretchy="false">)</mo>
      </mrow>
    </mrow>
    <annotation encoding="StarMath 5.0"> C(N) ge (N – h_1) + (N – h_2) + … + (N – h_k) = kN – sum from i = I to k h_i = O(kN)</annotation>
  </semantics>
</math>
</file>

<file path=Object 12/content.xml><?xml version="1.0" encoding="utf-8"?>
<math xmlns="http://www.w3.org/1998/Math/MathML">
  <semantics>
    <mrow>
      <mrow>
        <msub>
          <mi>h</mi>
          <mi>k</mi>
        </msub>
        <mo stretchy="false">=</mo>
        <mn>1</mn>
      </mrow>
    </mrow>
    <annotation encoding="StarMath 5.0"> h_k = 1</annotation>
  </semantics>
</math>
</file>

<file path=Object 13/content.xml><?xml version="1.0" encoding="utf-8"?>
<math xmlns="http://www.w3.org/1998/Math/MathML">
  <semantics>
    <mrow>
      <msub>
        <mi>log</mi>
        <mn>3</mn>
      </msub>
      <mi>N</mi>
    </mrow>
    <annotation encoding="StarMath 5.0">log_3 N</annotation>
  </semantics>
</math>
</file>

<file path=Object 2/content.xml><?xml version="1.0" encoding="utf-8"?>
<math xmlns="http://www.w3.org/1998/Math/MathML">
  <semantics>
    <mrow>
      <mn>½</mn>
      <mrow>
        <mo stretchy="false">(</mo>
        <mrow>
          <msup>
            <mn>3</mn>
            <mi>k</mi>
          </msup>
          <mi>–</mi>
          <mn>1</mn>
        </mrow>
        <mo stretchy="false">)</mo>
      </mrow>
    </mrow>
    <annotation encoding="StarMath 5.0"> ½(3^k – 1)</annotation>
  </semantics>
</math>
</file>

<file path=Object 3/content.xml><?xml version="1.0" encoding="utf-8"?>
<math xmlns="http://www.w3.org/1998/Math/MathML">
  <semantics>
    <mrow>
      <msup>
        <mi>N</mi>
        <mrow>
          <mrow>
            <mn>3</mn>
            <mo stretchy="false">/</mo>
            <mn>2</mn>
          </mrow>
        </mrow>
      </msup>
    </mrow>
    <annotation encoding="StarMath 5.0">N^{3/2}</annotation>
  </semantics>
</math>
</file>

<file path=Object 4/content.xml><?xml version="1.0" encoding="utf-8"?>
<math xmlns="http://www.w3.org/1998/Math/MathML">
  <semantics>
    <mrow>
      <msup>
        <mi>N</mi>
        <mrow>
          <mrow>
            <mn>4</mn>
            <mo stretchy="false">/</mo>
            <mn>3</mn>
          </mrow>
        </mrow>
      </msup>
      <mi>,</mi>
      <msup>
        <mi>N</mi>
        <mrow>
          <mrow>
            <mn>5</mn>
            <mo stretchy="false">/</mo>
            <mn>4</mn>
          </mrow>
        </mrow>
      </msup>
      <mi>,</mi>
      <msup>
        <mi>N</mi>
        <mrow>
          <mrow>
            <mn>6</mn>
            <mo stretchy="false">/</mo>
            <mn>5</mn>
          </mrow>
        </mrow>
      </msup>
      <mi>,</mi>
      <mn>...</mn>
    </mrow>
    <annotation encoding="StarMath 5.0"> N^{4/3} , N^{5/4} , N^{6/5} ,...</annotation>
  </semantics>
</math>
</file>

<file path=Object 5/content.xml><?xml version="1.0" encoding="utf-8"?>
<math xmlns="http://www.w3.org/1998/Math/MathML">
  <semantics>
    <mrow>
      <mrow>
        <mfrac>
          <mi>N</mi>
          <msub>
            <mi>h</mi>
            <mi>i</mi>
          </msub>
        </mfrac>
        <mo stretchy="false">−</mo>
        <mn>1</mn>
      </mrow>
    </mrow>
    <annotation encoding="StarMath 5.0"> N over h_i - 1</annotation>
  </semantics>
</math>
</file>

<file path=Object 6/content.xml><?xml version="1.0" encoding="utf-8"?>
<math xmlns="http://www.w3.org/1998/Math/MathML">
  <semantics>
    <mrow>
      <msub>
        <mi>h</mi>
        <mi>i</mi>
      </msub>
      <mtext>-</mtext>
      <mi mathvariant="italic">sorting</mi>
    </mrow>
    <annotation encoding="StarMath 5.0"> h_i"-"sorting </annotation>
  </semantics>
</math>
</file>

<file path=Object 7/content.xml><?xml version="1.0" encoding="utf-8"?>
<math xmlns="http://www.w3.org/1998/Math/MathML">
  <semantics>
    <mrow>
      <msub>
        <mi>h</mi>
        <mi>i</mi>
      </msub>
    </mrow>
    <annotation encoding="StarMath 5.0"> h_i</annotation>
  </semantics>
</math>
</file>

<file path=Object 8/content.xml><?xml version="1.0" encoding="utf-8"?>
<math xmlns="http://www.w3.org/1998/Math/MathML">
  <semantics>
    <mrow>
      <msub>
        <mi>h</mi>
        <mi>i</mi>
      </msub>
    </mrow>
    <annotation encoding="StarMath 5.0"> h_i </annotation>
  </semantics>
</math>
</file>

<file path=Object 9/content.xml><?xml version="1.0" encoding="utf-8"?>
<math xmlns="http://www.w3.org/1998/Math/MathML">
  <semantics>
    <mrow>
      <mrow>
        <mrow>
          <msub>
            <mi>h</mi>
            <mi>i</mi>
          </msub>
          <mo stretchy="false">×</mo>
          <mfenced open="(" close=")">
            <mrow>
              <mrow>
                <mfrac>
                  <mi>N</mi>
                  <msub>
                    <mi>h</mi>
                    <mi>i</mi>
                  </msub>
                </mfrac>
                <mo stretchy="false">−</mo>
                <mn>1</mn>
              </mrow>
            </mrow>
          </mfenced>
        </mrow>
        <mo stretchy="false">=</mo>
        <mrow>
          <mi>N</mi>
          <mo stretchy="false">−</mo>
          <msub>
            <mi>h</mi>
            <mi>i</mi>
          </msub>
        </mrow>
      </mrow>
    </mrow>
    <annotation encoding="StarMath 5.0"> h_i times left ( N over h_i - 1 right ) = N - h_i</annotation>
  </semantics>
</math>
</file>